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/>
    </style:style>
    <style:style style:name="T3" style:family="text">
      <style:text-properties fo:color="#e6e6e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<text:span text:style-name="T1">From open government </text:span><text:span text:style-name="T1"><text:line-break/></text:span><text:span text:style-name="T1">to participation</text:span></text:p>
            <text:p><text:span text:style-name="T1"/></text:p>
            <text:p>Eric Magar</text:p>
            <text:p>ITA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e grades of openn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1. Open data</text:p>
                <text:p>2. Replicability</text:p>
                <text:p>3. Participatio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de A. Open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eedom of information right</text:p>
              </text:list-item>
              <text:list-item>
                <text:p>All information relevant for policy classified as public</text:p>
              </text:list-item>
              <text:list-item>
                <text:p>Optimal if distributed in an internet reposi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de AA. Replicabi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quisite for external audit of policy</text:p>
              </text:list-item>
              <text:list-item>
                <text:p>Anyone can <text:span text:style-name="T2">use</text:span> the data to reconstruct policy and process</text:p>
              </text:list-item>
              <text:list-item>
                <text:p>Protocols available, code is open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de AAA. Particip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ngage the public, involve non-specialists</text:p>
              </text:list-item>
              <text:list-item>
                <text:p>With complex policy, requires interfase to ease data manipulation</text:p>
              </text:list-item>
              <text:list-item>
                <text:p>Crowdsourcing → policy representativeness, may detect unintentional flaws</text:p>
                <text:p/>
                <text:p text:style-name="P1"><text:span text:style-name="T3">Without participation, </text:span><text:span text:style-name="T3"><text:line-break/></text:span><text:span text:style-name="T3">open government will not lead to accountability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ade AAA. Particip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gage the public, involve non-specialists</text:p>
              </text:list-item>
              <text:list-item>
                <text:p>With complex policy, requires interfase to ease data manipulation</text:p>
              </text:list-item>
              <text:list-item>
                <text:p>Crowdsourcing → policy representativeness, may detect unintentional flaws</text:p>
                <text:p/>
                <text:p text:style-name="P1">Without participation, <text:line-break/>open government will not lead to accountabilit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9:13:08.641937033</meta:creation-date>
    <dc:date>2015-10-28T19:28:01.772796614</dc:date>
    <meta:editing-duration>P0D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